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7c474" officeooo:paragraph-rsid="0017c474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83255" officeooo:paragraph-rsid="00183255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83255" officeooo:paragraph-rsid="00199916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83255" officeooo:paragraph-rsid="002485d5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485d5" officeooo:paragraph-rsid="002485d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485d5" officeooo:paragraph-rsid="00255946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38e1e8" officeooo:paragraph-rsid="0038e1e8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41eab5" officeooo:paragraph-rsid="0041eab5" style:font-size-asian="11.3500003814697pt" style:font-weight-asian="normal" style:font-size-complex="13pt" style:font-weight-complex="normal"/>
    </style:style>
    <style:style style:name="T1" style:family="text">
      <style:text-properties fo:font-size="20pt" style:text-underline-style="solid" style:text-underline-width="auto" style:text-underline-color="font-color" officeooo:rsid="0017c474" style:font-size-asian="20pt" style:font-size-complex="20pt"/>
    </style:style>
    <style:style style:name="T2" style:family="text">
      <style:text-properties officeooo:rsid="00199916"/>
    </style:style>
    <style:style style:name="T3" style:family="text">
      <style:text-properties officeooo:rsid="001b7b75"/>
    </style:style>
    <style:style style:name="T4" style:family="text">
      <style:text-properties officeooo:rsid="001da885"/>
    </style:style>
    <style:style style:name="T5" style:family="text">
      <style:text-properties officeooo:rsid="0021743b"/>
    </style:style>
    <style:style style:name="T6" style:family="text">
      <style:text-properties style:text-position="super 58%"/>
    </style:style>
    <style:style style:name="T7" style:family="text">
      <style:text-properties officeooo:rsid="0024b66b"/>
    </style:style>
    <style:style style:name="T8" style:family="text">
      <style:text-properties officeooo:rsid="00255946"/>
    </style:style>
    <style:style style:name="T9" style:family="text">
      <style:text-properties officeooo:rsid="002667fc"/>
    </style:style>
    <style:style style:name="T10" style:family="text">
      <style:text-properties officeooo:rsid="0027c94c"/>
    </style:style>
    <style:style style:name="T11" style:family="text">
      <style:text-properties officeooo:rsid="0028380e"/>
    </style:style>
    <style:style style:name="T12" style:family="text">
      <style:text-properties officeooo:rsid="002857e6"/>
    </style:style>
    <style:style style:name="T13" style:family="text">
      <style:text-properties officeooo:rsid="002a16d9"/>
    </style:style>
    <style:style style:name="T14" style:family="text">
      <style:text-properties officeooo:rsid="002ae29c"/>
    </style:style>
    <style:style style:name="T15" style:family="text">
      <style:text-properties officeooo:rsid="002d5070"/>
    </style:style>
    <style:style style:name="T16" style:family="text">
      <style:text-properties officeooo:rsid="0030583b"/>
    </style:style>
    <style:style style:name="T17" style:family="text">
      <style:text-properties officeooo:rsid="00313394"/>
    </style:style>
    <style:style style:name="T18" style:family="text">
      <style:text-properties officeooo:rsid="00322a9d"/>
    </style:style>
    <style:style style:name="T19" style:family="text">
      <style:text-properties officeooo:rsid="00340d25"/>
    </style:style>
    <style:style style:name="T20" style:family="text">
      <style:text-properties officeooo:rsid="00376585"/>
    </style:style>
    <style:style style:name="T21" style:family="text">
      <style:text-properties officeooo:rsid="003a9bc6"/>
    </style:style>
    <style:style style:name="T22" style:family="text">
      <style:text-properties officeooo:rsid="003b2957"/>
    </style:style>
    <style:style style:name="T23" style:family="text">
      <style:text-properties officeooo:rsid="003d20a6"/>
    </style:style>
    <style:style style:name="T24" style:family="text">
      <style:text-properties officeooo:rsid="003e7a65"/>
    </style:style>
    <style:style style:name="T25" style:family="text">
      <style:text-properties officeooo:rsid="003f9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Spring Security</text:span></text:p>
      <text:p text:style-name="P2"/>
      <text:p text:style-name="P3">Morning :</text:p>
      <text:p text:style-name="P3">--------------</text:p>
      <text:p text:style-name="P3"/>
      <text:p text:style-name="P4">There are 2 kind of things while securing application,</text:p>
      <text:p text:style-name="P5"><text:tab/>1. Authentication – <text:span text:style-name="T2">Validate/ prove who you are (By UserName &amp; Password) </text:span><text:span text:style-name="T3">[Login]</text:span></text:p>
      <text:p text:style-name="P5"><text:tab/>2. Authorization <text:s/>- <text:span text:style-name="T3">What you can do, ( </text:span><text:span text:style-name="T4">Each</text:span><text:span text:style-name="T3"> person is Authorized to do a set of things, <text:tab/><text:tab/><text:tab/><text:tab/>we cannot do beyond that)</text:span> </text:p>
      <text:p text:style-name="P4"><text:tab/></text:p>
      <text:p text:style-name="P4"><text:tab/><text:tab/><text:tab/><text:tab/><text:span text:style-name="T5">Based on roles, we can do a certain things, if we’re having <text:tab/><text:tab/><text:tab/><text:tab/><text:tab/>customer role, we can do only a certain things, if we have <text:tab/><text:tab/><text:tab/><text:tab/><text:tab/>manager role, we can do some more thinns etc.</text:span></text:p>
      <text:p text:style-name="P4"/>
      <text:p text:style-name="P7">Tokens :</text:p>
      <text:p text:style-name="P7"/>
      <text:p text:style-name="P7"><text:tab/>Stateful Token : <text:s/><text:span text:style-name="T8">Server knows to which client what token is given.</text:span></text:p>
      <text:p text:style-name="P7"/>
      <text:p text:style-name="P7"><text:tab/><text:tab/>– Default one is session id.</text:p>
      <text:p text:style-name="P7"/>
      <text:p text:style-name="P7"><text:tab/><text:tab/>- If after we logged in, we did some thing and got responce, then we no need <text:tab/><text:tab/>to login again and again, there will be session id generated and as long as that <text:tab/><text:tab/>session id is valid, you are logged in and that session id is stored in cache / <text:tab/><text:tab/>cookie, which is why we’ll be logged in in FB and all.</text:p>
      <text:p text:style-name="P7"/>
      <text:p text:style-name="P8"><text:tab/><text:tab/>- <text:span text:style-name="T7">In application, there will be session manager, where key will be session id <text:tab/><text:tab/>and value will be session object and that session id is the token and that token <text:tab/><text:tab/>is stateful, as server knows that session id / </text:span><text:span text:style-name="T8">Token </text:span><text:span text:style-name="T7">is given to <text:s/>a person </text:span><text:span text:style-name="T8">and <text:tab/><text:tab/>knows who tat person is.</text:span></text:p>
      <text:p text:style-name="P8"/>
      <text:p text:style-name="P7"><text:tab/><text:span text:style-name="T8">Stateless Token : Server does not know to which what toekn is given.</text:span></text:p>
      <text:p text:style-name="P7"/>
      <text:p text:style-name="P8"><text:tab/><text:tab/>- By default HTTP is stateless in nature i.e 2<text:span text:style-name="T6">nd</text:span> request is independednt of 1<text:span text:style-name="T6">st</text:span> <text:tab/><text:tab/>request.</text:p>
      <text:p text:style-name="P7"/>
      <text:p text:style-name="P7"><text:tab/><text:tab/>- <text:span text:style-name="T9">More scalable that the stateful as it’s not being managed at server side.</text:span></text:p>
      <text:p text:style-name="P7"/>
      <text:p text:style-name="P7"><text:tab/><text:span text:style-name="T9">Using jwt, json web t</text:span><text:span text:style-name="T10">okens are also, stateless tokens.</text:span></text:p>
      <text:p text:style-name="P7"/>
      <text:p text:style-name="P7"><text:tab/><text:span text:style-name="T11">In normal Entity class, we use role , can be set of roles or a single role </text:span><text:span text:style-name="T14">and that can be <text:tab/>marked with @ElelmentCollection</text:span></text:p>
      <text:p text:style-name="P7"/>
      <text:p text:style-name="P7"/>
      <text:p text:style-name="P7"><text:tab/><text:span text:style-name="T12">In Has a Relationship (Customer has an account, where account can be another <text:tab/>entity) in that cases we use @OnetoOne relationship, similarly we use @ManyToOne <text:tab/>@OneToMany @ManytoMany relationships used to provide foreign key.</text:span></text:p>
      <text:p text:style-name="P7"/>
      <text:p text:style-name="P7"/>
      <text:p text:style-name="P7"><text:soft-page-break/><text:tab/><text:span text:style-name="T13">But if we have Customer{</text:span></text:p>
      <text:p text:style-name="P7"><text:tab/><text:tab/><text:span text:style-name="T13">Set&lt;Intreger&gt; scores</text:span></text:p>
      <text:p text:style-name="P7"><text:tab/><text:span text:style-name="T13">} there </text:span><text:span text:style-name="T15">even though we have has a relationship, </text:span><text:span text:style-name="T13">we cannot use the above annotations, <text:tab/>so we use @ElementCollection</text:span></text:p>
      <text:p text:style-name="P7"/>
      <text:p text:style-name="P4"/>
      <text:p text:style-name="P4"><text:tab/><text:span text:style-name="T16">@ElementCollection(fetch = FetchType.EAGER)</text:span></text:p>
      <text:p text:style-name="P6"><text:tab/></text:p>
      <text:p text:style-name="P6"><text:tab/><text:span text:style-name="T17">We can create Customer class, with User user field </text:span><text:span text:style-name="T19">with One to one relationship</text:span><text:span text:style-name="T17"> <text:tab/>along with additional fields such <text:tab/>as discount, </text:span><text:span text:style-name="T18">subscription plan</text:span><text:span text:style-name="T17"> etc.</text:span></text:p>
      <text:p text:style-name="P6"><text:tab/></text:p>
      <text:p text:style-name="P6"><text:tab/><text:span text:style-name="T20">We need a config class, where we need security related configuration, </text:span><text:span text:style-name="T25">like setting the <text:tab/>state of the token, providing authorization etc.</text:span></text:p>
      <text:p text:style-name="P6"/>
      <text:p text:style-name="P6"/>
      <text:p text:style-name="P9">Filters : Basic Java Web Concepts, used for Filtring and not for presentation.</text:p>
      <text:p text:style-name="P9"><text:tab/>If we wanna filter request / responce we use this.</text:p>
      <text:p text:style-name="P9"/>
      <text:p text:style-name="P9"><text:tab/><text:span text:style-name="T21">They start before application, request processing starts.</text:span></text:p>
      <text:p text:style-name="P9"><text:tab/></text:p>
      <text:p text:style-name="P9"><text:tab/><text:span text:style-name="T22">Spring Security also uses a alot of filters.</text:span></text:p>
      <text:p text:style-name="P9"/>
      <text:p text:style-name="P9"><text:tab/><text:tab/><text:span text:style-name="T23">Chain of filters where, we cna have filter1, filter 2 filter 3 etc.</text:span></text:p>
      <text:p text:style-name="P9"><text:tab/><text:tab/><text:tab/><text:span text:style-name="T23">Filter1 processes a request and sends it to filter 2 it process that requests <text:tab/><text:tab/><text:tab/>and send to filter 3 </text:span><text:span text:style-name="T24">etc. And goes on..</text:span></text:p>
      <text:p text:style-name="P9"/>
      <text:p text:style-name="P10">We can also use an utyility class, that cand ecode and encode tokens</text:p>
      <text:p text:style-name="P10"><text:tab/>‘</text:p>
      <text:p text:style-name="P10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><text:tab/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9:40:35.458573189</meta:creation-date>
    <dc:date>2022-12-09T09:37:35.034791014</dc:date>
    <meta:editing-duration>PT22H46M11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3" meta:paragraph-count="39" meta:word-count="485" meta:character-count="2790" meta:non-whitespace-character-count="2244"/>
  </office:meta>
</office:document-meta>
</file>